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怡靜 | 2006.01.31 13:08 | </text:span><text:span text:style-name="T2">#</text:span></text:p>
      <text:p text:style-name="P2"><text:span text:style-name="T1">Peace, Propaganda and the Promised Lande ，2004年發表的紀錄片，講美國媒體如何扭曲報導巴以衝突，以及以色列如何運用公關手段來製造巴勒斯坦人的刻板形象。</text:span><text:span text:style-name="T3"><text:line-break/></text:span><text:span text:style-name="T1">知道如何使用torrent下載影片的可</text:span><text:a xlink:type="simple" xlink:href="http://oldguestbook.habago.org/PeacePropagandaThePromisedLandUSMediathe1174614.Demonoid.com.torrent"><text:span text:style-name="T2">按此</text:span></text:a><text:span text:style-name="T1">下載torrent。抱歉，沒有中文字幕，多多練習英文聽力吧！不過常來閱讀巴勒網的朋友，應該對影片中的議題不陌生才是。</text:span></text:p>
      <text:p text:style-name="P1"><text:span text:style-name="T1">鑑慧 | 2006.01.26 19:20 | </text:span><text:span text:style-name="T2">#</text:span></text:p>
      <text:p text:style-name="P3"><text:span text:style-name="T1">看到以下文章, 感到荒謬, 歡迎明察者批評反駁!</text:span></text:p>
      <text:p text:style-name="P3"><text:span text:style-name="T1">槍管下的以色列與台灣</text:span></text:p>
      <text:p text:style-name="P3"><text:span text:style-name="T1">　[ 2006/1/26, 敏洪奎 ]</text:span></text:p>
      <text:p text:style-name="P3"><text:span text:style-name="T1">不久前中風病倒的以色列總理夏隆，曾慨嘆世間沒有其他國家，必須在一億敵意人民窺伺下生存。他的用意，當然是在凸顯以國的險惡處境，也可能是在為有時必須採取的立場措施辯解。</text:span></text:p>
      <text:p text:style-name="P3"><text:span text:style-name="T1">長久以來，眾多激烈阿拉伯國家，從不諱言要把以色列從地球上消滅掉，台灣面對的非民主鄰國，從早期的血洗台灣，到近年名為和平統一的柔性併吞企圖，其終極目標也是始終如一。唯一不同的，是以色列的險局源自種族宗教歧異，台灣的困境，則是起因於鄰國非現代的大一統思維和對自由民主的仇恨恐懼。</text:span></text:p>
      <text:p text:style-name="P3"><text:span text:style-name="T1">首先值得注意的是，一九四八年以色列建國以來，其歷屆政府領導人，從首任本古里昂總理到今天的夏隆，幾乎盡是性格堅強果斷領袖，從未推出過空具優雅外表，實則優柔寡斷欠缺魄力人物掌理國政。這該是以國人民有足夠智慧，知道以國家處境，不能把安危重任託付給徒以超級巨星架式取悅國人的政客。</text:span></text:p>
      <text:p text:style-name="P3"><text:span text:style-name="T1">以色列政壇多黨林立，政爭激烈不下於台灣，但他們從沒有一個政黨，會聲稱要和海珊時代的伊拉克或今天的伊朗、敘利亞和解共生，對本國其他政黨反而是只有鬥爭，如果他們有政黨作這種宣示，只怕下次大選就會得到人民恰當回應。</text:span></text:p>
      <text:p text:style-name="P3"><text:span text:style-name="T1">以色列也確已和埃及、約旦等較溫和鄰國改善關係降低緊張，但是和解共生的先決條件，是對方承認以色列獨立自主的生存權，不是低聲下氣把自身納入對方運行軌道，以淪為附庸換取一時苟安。埃及、約旦等國之所以和以色列和解共生，也不是他們善心大發，而是以色列具備足夠自衛和反擊武備，他們啃不動吞不下去。</text:span></text:p>
      <text:p text:style-name="P3"><text:span text:style-name="T1">以色列國小民寡，龐大軍費支出無疑是沉重國民負擔，但是該國主流政治人物和社會知名人士，也沒有擺出一副悲天憫人姿態，主張大幅削減國防開支，加強社會福利。美國的艾森豪總統說過一句名言：「軍人的背包和奴隸的腳鐐相較，孰重孰輕」。以國朝野群賢想是深明此理，面臨滅國威脅，有足夠國防才有自由安全，一旦國之不存，什麼社會福利，也就只能看人臉色俯仰由人。</text:span></text:p>
      <text:p text:style-name="P3"><text:span text:style-name="T1">以色列的國家安全，終極是要倚靠同為民主國家的美國來保障，所以他們在各種重大國際問題上，也是竭盡所能支持配合美國，這也正是台灣過去兩蔣一李時代和當今政府的一貫政策，也即所謂堅守民主陣容，但以色列的歷屆政府，也未見因此招致在野政客群起譏抨，稱之為當兒皇帝或馬前卒，更沒有人不時見縫插針，挑撥以美關係。</text:span></text:p>
      <text:p text:style-name="P3"><text:span text:style-name="T1">阿拉伯世界不乏人口眾多勞工低廉國家，但也未見以色列人拐彎抹角，千方百計到各該國家投資設廠，置本國安危於度外。以色列更沒有退職或現任國會議員到大馬士革求學經商，退役高級軍官領國家退休俸到德黑蘭養老的奇異現象。</text:span></text:p>
      <text:p text:style-name="P3"><text:span text:style-name="T1">以色列人面對敵意國家的種種表現，是否值得台灣政客和廣大人民深思？</text:span></text:p>
      <text:p text:style-name="P3"><text:span text:style-name="T1">（作者即「一個小市民的心聲」作者孤影）</text:span><text:span text:style-name="T3"><text:line-break/></text:span></text:p>
      <text:p text:style-name="P1"><text:span text:style-name="T1">Jeff Cheung | 2006.01.26 13:16 | </text:span><text:span text:style-name="T2">#</text:span></text:p>
      <text:p text:style-name="P2"><text:span text:style-name="T1">hi all~</text:span></text:p>
      <text:p text:style-name="P2"><text:span text:style-name="T1">I'm sorry, I don't how to type chinese, please forgive me. I love this website, because I can know more another side of new about palestine. I also feel bad to the people who live in palestine. U.S is a christianty country, and christianty was from palestine, I really don't understand why they don't help palestine to become a count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